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6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4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1cm"/>
      <style:paragraph-properties style:writing-mode="lr-tb"/>
    </style:style>
    <style:style style:name="pr5" style:family="presentation" style:parent-style-name="Alizarin-outline1">
      <style:graphic-properties fo:min-height="12.75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draw:fill-color="#ffff00" fo:min-height="12.7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98cm" fo:text-indent="0cm" style:text-autospace="ideograph-alpha" style:punctuation-wrap="hanging"/>
      <style:text-properties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0" style:family="paragraph">
      <loext:graphic-properties draw:fill-color="#ffff00"/>
      <style:paragraph-properties style:writing-mode="lr-tb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1pt" style:font-size-asian="14pt" style:font-size-complex="14pt"/>
    </style:style>
    <style:style style:name="T5" style:family="text">
      <style:text-properties fo:font-size="15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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">
        <style:list-level-properties text:space-before="0.8cm"/>
        <style:text-properties fo:font-family="OpenSymbol" style:font-style-name="Regular" style:font-charset="x-symbol" style:use-window-font-color="true" fo:font-size="7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 presentation:user-transformed="true">
          <draw:text-box>
            <text:p>Writing functions in ARM assembly</text:p>
          </draw:text-box>
        </draw:frame>
        <draw:frame presentation:style-name="pr2" draw:text-style-name="P2" draw:layer="layout" svg:width="25.492cm" svg:height="7.002cm" svg:x="1.499cm" svg:y="13.003cm" presentation:class="subtitle">
          <draw:text-box>
            <text:p><text:span text:style-name="T1">Prof. Charles W. Ka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 presentation:user-transformed="true">
          <draw:text-box>
            <text:p>Functions</text:p>
          </draw:text-box>
        </draw:frame>
        <draw:frame presentation:style-name="pr5" draw:text-style-name="P1" draw:layer="layout" svg:width="25.492cm" svg:height="13.004cm" svg:x="0.924cm" svg:y="5.284cm" presentation:class="outline" presentation:user-transformed="true">
          <draw:text-box>
            <text:list text:style-name="L3">
              <text:list-item>
                <text:p><text:s/>Calling functions</text:p>
              </text:list-item>
              <text:list-item>
                <text:p><text:s/>Conversion functions and Conversions.s file</text:p>
              </text:list-item>
              <text:list-item>
                <text:p><text:s/>Writing a function to convert Ft2Inches</text:p>
              </text:list-item>
              <text:list-item>
                <text:p><text:s/>Writing a function to convert F2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Function Ft2Inches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 text:style-name="P4"><text:s/>Function Ft2Inches</text:p>
                <text:list>
                  <text:list-item>
                    <text:p><text:span text:style-name="T2"><text:s/></text:span><text:span text:style-name="T2">Write </text:span>functions in Conversions.s </text:p>
                  </text:list-item>
                  <text:list-item>
                    <text:p><text:s/>Ft2Inches function</text:p>
                  </text:list-item>
                  <text:list-item>
                    <text:p><text:s/>Write program to prompt user and call function.</text:p>
                    <text:list>
                      <text:list-item>
                        <text:p>bl instruction</text:p>
                      </text:list-item>
                    </text:list>
                  </text:list-item>
                  <text:list-item>
                    <text:p><text:s/>Generate Makefile for program</text:p>
                  </text:list-item>
                  <text:list-item>
                    <text:p><text:s/>Following execution with PC and LD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Conversions.s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<text:s/>All conversion functions will be in Conversions.s</text:p>
              </text:list-item>
              <text:list-item>
                <text:p><text:s/>Each function will be label in the file. <text:s/>These labels will be made global symbols.</text:p>
                <text:list>
                  <text:list-item>
                    <text:p><text:s/>Global puts these symbols in the “.o” (object) file, <text:s/>meaning that these symbols can be accessed outside of the file.</text:p>
                  </text:list-item>
                  <text:list-item>
                    <text:p><text:s/>The addresses of these symbols will be determined at link time.</text:p>
                  </text:list-item>
                  <text:list-item>
                    <text:p><text:s/>Since these are function, NEVER spread the code out for these functions. <text:s/>All code for these functions should be in a SINGLE block. <text:s/>There should be ONLY entry point and ONLY one exit point from the function, and all code for the function should be between these symbols.</text:p>
                  </text:list-item>
                  <text:list-item>
                    <text:p><text:s/>If you don’t follow this rule, you will learn how to create spaghetti code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Global defintions</text:p>
          </draw:text-box>
        </draw:frame>
        <draw:frame draw:style-name="gr2" draw:text-style-name="P6" draw:layer="layout" svg:width="13.716cm" svg:height="5.057cm" svg:x="2.794cm" svg:y="5.842cm">
          <draw:text-box>
            <text:p>.global F2C </text:p>
            <text:p>.global Ft2Inches</text:p>
            <text:p/>
            <text:p>F2C:</text:p>
            <text:p/>
            <text:p>Ft2Inches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Ft2Inches function</text:p>
          </draw:text-box>
        </draw:frame>
        <draw:frame draw:style-name="gr3" draw:text-style-name="P6" draw:layer="layout" svg:width="19.05cm" svg:height="10.414cm" svg:x="1.778cm" svg:y="6.35cm">
          <draw:text-box>
            <text:p>Ft2Inches:<text:tab/></text:p>
            <text:p># Multiply by 12 to get inches</text:p>
            <text:p><text:s text:c="4"/>mov r1, #12</text:p>
            <text:p><text:s text:c="4"/>mul r0, r0, r1</text:p>
            <text:p/>
            <text:p># <text:s text:c="2"/>return to calling program</text:p>
            <text:p><text:s text:c="4"/>mov pc, l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Ft2Inches.s file</text:p>
          </draw:text-box>
        </draw:frame>
        <draw:frame draw:style-name="gr4" draw:text-style-name="P6" draw:layer="layout" svg:width="10.922cm" svg:height="13.778cm" svg:x="1.27cm" svg:y="4.372cm">
          <draw:text-box>
            <text:p><text:span text:style-name="T3"># Ft2Inches.s</text:span></text:p>
            <text:p><text:span text:style-name="T3"># An assembly program to calculate Feet to Inches</text:span></text:p>
            <text:p><text:span text:style-name="T3"><text:s text:c="4"/></text:span><text:span text:style-name="T3">.text</text:span></text:p>
            <text:p><text:span text:style-name="T3"><text:s text:c="4"/></text:span><text:span text:style-name="T3">.global main</text:span></text:p>
            <text:p/>
            <text:p><text:span text:style-name="T3">main:</text:span></text:p>
            <text:p><text:span text:style-name="T3"># Save return to os on stack</text:span></text:p>
            <text:p><text:span text:style-name="T3"><text:s text:c="4"/></text:span><text:span text:style-name="T3">sub sp, sp, #4</text:span></text:p>
            <text:p><text:span text:style-name="T3"><text:s text:c="4"/></text:span><text:span text:style-name="T3">str lr, [sp, #0]</text:span></text:p>
            <text:p/>
            <text:p><text:span text:style-name="T3"># Prompt For An Input in feet</text:span></text:p>
            <text:p><text:span text:style-name="T3"><text:s text:c="4"/></text:span><text:span text:style-name="T3">ldr r0, =prompt1</text:span></text:p>
            <text:p><text:span text:style-name="T3"><text:s text:c="4"/></text:span><text:span text:style-name="T3">bl <text:s/>printf</text:span></text:p>
            <text:p/>
            <text:p><text:span text:style-name="T3">#Scanf</text:span></text:p>
            <text:p><text:span text:style-name="T3"><text:s text:c="4"/></text:span><text:span text:style-name="T3">ldr r0, =input1</text:span></text:p>
            <text:p><text:span text:style-name="T3"><text:s text:c="4"/></text:span><text:span text:style-name="T3">sub sp, sp, #4</text:span></text:p>
            <text:p><text:span text:style-name="T3"><text:s text:c="4"/></text:span><text:span text:style-name="T3">mov r1, sp</text:span></text:p>
            <text:p><text:span text:style-name="T3"><text:s text:c="4"/></text:span><text:span text:style-name="T3">bl <text:s/>scanf</text:span></text:p>
            <text:p><text:span text:style-name="T3"><text:s text:c="4"/></text:span><text:span text:style-name="T3">ldr r0, [sp, #0]</text:span></text:p>
            <text:p><text:span text:style-name="T3"><text:s text:c="4"/></text:span><text:span text:style-name="T3">add sp, sp, #4</text:span></text:p>
          </draw:text-box>
        </draw:frame>
        <draw:frame draw:style-name="gr5" draw:text-style-name="P6" draw:layer="layout" svg:width="13.97cm" svg:height="13.785cm" svg:x="13.208cm" svg:y="4.626cm">
          <draw:text-box>
            <text:p><text:span text:style-name="T4"/></text:p>
            <text:p><text:span text:style-name="T5">#Convert</text:span></text:p>
            <text:p><text:span text:style-name="T5"><text:s text:c="4"/></text:span><text:span text:style-name="T5">bl Ft2Inches</text:span></text:p>
            <text:p><text:span text:style-name="T5"><text:s text:c="4"/></text:span><text:span text:style-name="T5">mov r1, r0 </text:span></text:p>
            <text:p/>
            <text:p><text:span text:style-name="T5"># Print inches</text:span></text:p>
            <text:p><text:span text:style-name="T5"><text:s text:c="4"/></text:span><text:span text:style-name="T5">ldr r0, =format1</text:span></text:p>
            <text:p><text:span text:style-name="T5"><text:s text:c="4"/></text:span><text:span text:style-name="T5">bl printf</text:span></text:p>
            <text:p/>
            <text:p><text:span text:style-name="T5"># Return to the OS</text:span></text:p>
            <text:p><text:span text:style-name="T5"><text:s text:c="4"/></text:span><text:span text:style-name="T5">ldr lr, [sp, #0]</text:span></text:p>
            <text:p><text:span text:style-name="T5"><text:s text:c="4"/></text:span><text:span text:style-name="T5">add sp, sp, #4</text:span></text:p>
            <text:p><text:span text:style-name="T5"><text:s text:c="4"/></text:span><text:span text:style-name="T5">mov pc, lr</text:span></text:p>
            <text:p/>
            <text:p><text:span text:style-name="T5">.data</text:span></text:p>
            <text:p><text:span text:style-name="T5"><text:s text:c="4"/></text:span><text:span text:style-name="T5">prompt1: .asciz "Enter the length in feet you want in inches: \n"</text:span></text:p>
            <text:p><text:span text:style-name="T5"><text:s text:c="4"/></text:span><text:span text:style-name="T5">format1: <text:s/>.asciz "\nThe length in inches is <text:s/>%d\n"</text:span></text:p>
            <text:p><text:span text:style-name="T5"><text:s text:c="4"/></text:span><text:span text:style-name="T5">input1: .asciz "%d"</text:span></text:p>
            <text:p><text:span text:style-name="T5"><text:s text:c="4"/></text:span><text:span text:style-name="T5">num1: .word 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bl instruction</text:p>
          </draw:text-box>
        </draw:frame>
        <draw:frame presentation:style-name="pr5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/>The bl instruction causes the program to:</text:p>
                <text:list>
                  <text:list-item>
                    <text:p><text:s/>Save the next Program Counter (PC) after the bl (branch-and-link) instruction in Link Register (LR)</text:p>
                  </text:list-item>
                  <text:list-item>
                    <text:p><text:s/>Branches to the function in the instruction by changing the PC to the address of the function (the mechanism for this will be discussed later in the semester). <text:s text:c="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Makefile</text:p>
          </draw:text-box>
        </draw:frame>
        <draw:frame draw:style-name="gr6" draw:text-style-name="P6" draw:layer="layout" svg:width="20.828cm" svg:height="12.954cm" svg:x="2.032cm" svg:y="4.459cm">
          <draw:text-box>
            <text:p>all: Ft2Inches</text:p>
            <text:p/>
            <text:p>MYLIBS = Conversions.o</text:p>
            <text:p>CC = gcc</text:p>
            <text:p/>
            <text:p>Ft2Inches: Ft2Inches.o $(MYLIBS)</text:p>
            <text:p><text:tab/>$(CC) $@.o $(MYLIBS) -g -o $@ </text:p>
            <text:p/>
            <text:p>.s.o: </text:p>
            <text:p><text:tab/>$(CC) $(@:.o=.s) -g -c -o $@</text:p>
            <text:p/>
            <text:p>clean:</text:p>
            <text:p><text:tab/>rm *.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Makefile conventions</text:p>
          </draw:text-box>
        </draw:frame>
        <draw:frame presentation:style-name="pr5" draw:layer="layout" svg:width="25.492cm" svg:height="13.004cm" svg:x="0.762cm" svg:y="4.572cm" presentation:class="outline" presentation:user-transformed="true">
          <draw:text-box>
            <text:list text:style-name="L3">
              <text:list-item>
                <text:p><text:s/>Symbol = string</text:p>
                <text:list>
                  <text:list-item>
                    <text:p><text:s/>Allow the symbol to be used instead of the specific file or command. <text:s/>The symbol can occur multiple places in the file, but can be changed in one place. <text:s/>It is like a <text:span text:style-name="T6">magic number</text:span>. <text:s/>Here the assembler and linker is gcc.</text:p>
                    <text:list>
                      <text:list-item>
                        <text:p>CC = gcc</text:p>
                      </text:list-item>
                      <text:list-item>
                        <text:p>$(CC) $@.o $(MYLIBS) -g -o $@ <text:s text:c="3"/># means use gcc is used for this command</text:p>
                      </text:list-item>
                    </text:list>
                  </text:list-item>
                </text:list>
              </text:list-item>
              <text:list-item>
                <text:p><text:s/>Multiple targets</text:p>
                <text:list>
                  <text:list-item>
                    <text:p><text:s/>A rule can have multiple targets, in this case the F2C.o and Conversions.o files</text:p>
                    <text:list>
                      <text:list-item>
                        <text:p>F2C: F2C.o $(MYLIBS)</text:p>
                      </text:list-item>
                    </text:list>
                  </text:list-item>
                </text:list>
              </text:list-item>
              <text:list-item>
                <text:p><text:s/>$@ </text:p>
                <text:list>
                  <text:list-item>
                    <text:p><text:s/>The name of the targ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Makefile (continued)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<text:s/>Default rules</text:p>
                <text:list>
                  <text:list-item>
                    <text:p><text:s/>Default rules tell you how make one file type from another.</text:p>
                    <text:list>
                      <text:list-item>
                        <text:p text:style-name="P7">.s.o: $(CC) $(@:.o=.s) -g -c -o $@</text:p>
                      </text:list-item>
                      <text:list-item>
                        <text:p text:style-name="P7"/>
                      </text:list-item>
                    </text:list>
                  </text:list-item>
                </text:list>
              </text:list-item>
              <text:list-item>
                <text:p><text:s/>This says to make a .o file from a .s file</text:p>
                <text:list>
                  <text:list-item>
                    <text:p><text:s/>use the command gcc ($cc)</text:p>
                  </text:list-item>
                  <text:list-item>
                    <text:p><text:s/>taking the target and removing the “.o” and and appending a “.s” on the end</text:p>
                    <text:list>
                      <text:list-item>
                        <text:p>$(@:.o=.s) <text:s/># note that is a a bsh command, and will not work in all Makefiles</text:p>
                      </text:list-item>
                    </text:list>
                  </text:list-item>
                  <text:list-item>
                    <text:p><text:s/>-g -c <text:s text:c="5"/># using debug, compile to object </text:p>
                  </text:list-item>
                  <text:list-item>
                    <text:p><text:s/>- o $@ <text:s/># make to the target “.o” fi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<text:s/>Makefile (Continue)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<text:s/>The clean target cleans up the directory of all the “.o” fi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Function F2C</text:p>
          </draw:text-box>
        </draw:frame>
        <draw:frame presentation:style-name="pr5" draw:text-style-name="P1" draw:layer="layout" svg:width="25.492cm" svg:height="13.004cm" svg:x="0.999cm" svg:y="5.588cm" presentation:class="outline" presentation:user-transformed="true">
          <draw:text-box>
            <text:list text:style-name="L3">
              <text:list-item>
                <text:p><text:s/>Function F2C </text:p>
                <text:list>
                  <text:list-item>
                    <text:p><text:s/>F2C function</text:p>
                  </text:list-item>
                  <text:list-item>
                    <text:p><text:s/>F2C program</text:p>
                  </text:list-item>
                  <text:list-item>
                    <text:p><text:s/>Makefile</text:p>
                  </text:list-item>
                  <text:list-item>
                    <text:p><text:s/>Error in the program</text:p>
                  </text:list-item>
                  <text:list-item>
                    <text:p><text:s/>Following execution with PC and LDR to debug the program</text:p>
                    <text:list>
                      <text:list-item>
                        <text:p>The purpose of debugging is for the program to tell you what the computer understands is happening. <text:s/>Do not believe that you know what the program <text:span text:style-name="T7">SHOULD</text:span><text:span text:style-name="T8"> </text:span><text:span text:style-name="T9">do. <text:s/>If the program doesn’t do what you expect, it is your problem. <text:s/></text:span><text:span text:style-name="T7">YOU</text:span><text:span text:style-name="T9"> are wrong, not the computer.</text:span></text:p>
                      </text:list-item>
                      <text:list-item>
                        <text:p><text:span text:style-name="T9">Test your assumptions (known and unkown). <text:s/>Let the computer tell <text:s/>you what it think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F2C function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<text:s/>The formula is (F-32) * 5/9</text:p>
              </text:list-item>
              <text:list-item>
                <text:p><text:s/>Note: Pi 0 chip does not have a div operator. <text:s/>Why do we have to do?</text:p>
              </text:list-item>
              <text:list-item>
                <text:p><text:s/>Let’s implement this function like the Ft2Inch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F2C Function</text:p>
          </draw:text-box>
        </draw:frame>
        <draw:frame draw:style-name="gr7" draw:text-style-name="P6" draw:layer="layout" svg:width="16.256cm" svg:height="8.89cm" svg:x="1.778cm" svg:y="5.842cm">
          <draw:text-box>
            <text:p>F2C:</text:p>
            <text:p><text:s text:c="4"/>mov r1, #-32</text:p>
            <text:p><text:s text:c="4"/>add r0, r0, r1</text:p>
            <text:p><text:s text:c="4"/>mov r1, #5 </text:p>
            <text:p><text:s text:c="4"/>mul r0, r0, r1</text:p>
            <text:p><text:s text:c="4"/>mov r1, #9</text:p>
            <text:p><text:s text:c="4"/>bl __aeabi_idiv</text:p>
            <text:p><text:s text:c="4"/>add r5, r5, r6</text:p>
            <text:p/>
            <text:p><text:s text:c="4"/>mov pc, l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F2C program</text:p>
          </draw:text-box>
        </draw:frame>
        <draw:frame draw:style-name="gr8" draw:text-style-name="P6" draw:layer="layout" svg:width="10.668cm" svg:height="17.196cm" svg:x="1.524cm" svg:y="3.81cm">
          <draw:text-box>
            <text:p><text:span text:style-name="T5"># F2C.s</text:span></text:p>
            <text:p><text:span text:style-name="T5"># An assmebly program to convert temperature from C to F</text:span></text:p>
            <text:p><text:span text:style-name="T5"><text:s text:c="4"/></text:span><text:span text:style-name="T5">.text</text:span></text:p>
            <text:p><text:span text:style-name="T5"><text:s text:c="4"/></text:span><text:span text:style-name="T5">.global main</text:span></text:p>
            <text:p/>
            <text:p><text:span text:style-name="T5">main:</text:span></text:p>
            <text:p><text:span text:style-name="T5"># Save return to os on stack</text:span></text:p>
            <text:p><text:span text:style-name="T5"><text:s text:c="4"/></text:span><text:span text:style-name="T5">sub sp, sp, #4</text:span></text:p>
            <text:p><text:span text:style-name="T5"><text:s text:c="4"/></text:span><text:span text:style-name="T5">str lr, [sp, #0]</text:span></text:p>
            <text:p/>
            <text:p><text:span text:style-name="T5"># Prompt For An Input</text:span></text:p>
            <text:p><text:span text:style-name="T5"><text:s text:c="4"/></text:span><text:span text:style-name="T5">ldr r0, =prompt1</text:span></text:p>
            <text:p><text:span text:style-name="T5"><text:s text:c="4"/></text:span><text:span text:style-name="T5">bl <text:s/>printf</text:span></text:p>
            <text:p/>
            <text:p><text:span text:style-name="T5">#Scanf</text:span></text:p>
            <text:p><text:span text:style-name="T5"><text:s text:c="4"/></text:span><text:span text:style-name="T5">ldr r0, =input1</text:span></text:p>
            <text:p><text:span text:style-name="T5"><text:s text:c="4"/></text:span><text:span text:style-name="T5">sub sp, sp, #4</text:span></text:p>
            <text:p><text:span text:style-name="T5"><text:s text:c="4"/></text:span><text:span text:style-name="T5">mov r1, sp</text:span></text:p>
            <text:p><text:span text:style-name="T5"><text:s text:c="4"/></text:span><text:span text:style-name="T5">bl <text:s/>scanf</text:span></text:p>
            <text:p><text:span text:style-name="T5"><text:s text:c="4"/></text:span><text:span text:style-name="T5">ldr r0, [sp, #0]</text:span></text:p>
            <text:p><text:span text:style-name="T5"><text:s text:c="4"/></text:span><text:span text:style-name="T5">add sp, sp, #4</text:span></text:p>
          </draw:text-box>
        </draw:frame>
        <draw:frame draw:style-name="gr9" draw:text-style-name="P9" draw:layer="layout" svg:width="12.901cm" svg:height="12.7cm" svg:x="11.529cm" svg:y="4.318cm">
          <draw:text-box>
            <text:p text:style-name="P8"><text:span text:style-name="T5">#Convert</text:span></text:p>
            <text:p text:style-name="P8"><text:span text:style-name="T5"><text:s text:c="4"/></text:span><text:span text:style-name="T5">bl F2C</text:span></text:p>
            <text:p text:style-name="P8"><text:span text:style-name="T5"><text:s text:c="4"/></text:span><text:span text:style-name="T5">mov r1, r0 </text:span></text:p>
            <text:p text:style-name="P8"/>
            <text:p text:style-name="P8"><text:span text:style-name="T5"># Printing The Message</text:span></text:p>
            <text:p text:style-name="P8"><text:span text:style-name="T5"><text:s text:c="4"/></text:span><text:span text:style-name="T5">ldr r0, =format1</text:span></text:p>
            <text:p text:style-name="P8"><text:span text:style-name="T5"><text:s text:c="4"/></text:span><text:span text:style-name="T5">bl printf</text:span></text:p>
            <text:p text:style-name="P8"/>
            <text:p text:style-name="P8"><text:span text:style-name="T5"># Return to the OS</text:span></text:p>
            <text:p text:style-name="P8"><text:span text:style-name="T5"><text:s text:c="4"/></text:span><text:span text:style-name="T5">ldr lr, [sp, #0]</text:span></text:p>
            <text:p text:style-name="P8"><text:span text:style-name="T5"><text:s text:c="4"/></text:span><text:span text:style-name="T5">add sp, sp, #4</text:span></text:p>
            <text:p text:style-name="P8"><text:span text:style-name="T5"><text:s text:c="4"/></text:span><text:span text:style-name="T5">mov pc, lr</text:span></text:p>
            <text:p text:style-name="P8"/>
            <text:p text:style-name="P8"><text:span text:style-name="T5">.data</text:span></text:p>
            <text:p text:style-name="P8"><text:span text:style-name="T5"><text:s text:c="4"/></text:span><text:span text:style-name="T5">prompt1: .asciz "Enter the Temp in F you want in C: \n"</text:span></text:p>
            <text:p text:style-name="P8"><text:span text:style-name="T5"><text:s text:c="4"/></text:span><text:span text:style-name="T5">format1: <text:s/>.asciz "\nThe temp in C is %d\n"</text:span></text:p>
            <text:p text:style-name="P8"><text:span text:style-name="T5"><text:s text:c="4"/></text:span><text:span text:style-name="T5">input1: .asciz "%d"</text:span></text:p>
            <text:p><text:span text:style-name="T5"><text:s text:c="4"/></text:span><text:span text:style-name="T5">num1: .word 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Makefile modification – Add target (that’s it)</text:p>
          </draw:text-box>
        </draw:frame>
        <draw:frame draw:style-name="gr10" draw:text-style-name="P6" draw:layer="layout" svg:width="19.558cm" svg:height="13.067cm" svg:x="3.556cm" svg:y="5.334cm">
          <draw:text-box>
            <text:p text:style-name="P8">all: F2C Ft2Inches</text:p>
            <text:p text:style-name="P8"/>
            <text:p text:style-name="P8">MYLIBS = Conversions.o</text:p>
            <text:p text:style-name="P8">CC = gcc</text:p>
            <text:p text:style-name="P8"/>
            <text:p text:style-name="P8">F2C: F2C.o $(MYLIBS)</text:p>
            <text:p text:style-name="P8"><text:tab/>$(CC) $@.o $(MYLIBS) -g -o $@ </text:p>
            <text:p text:style-name="P8"/>
            <text:p text:style-name="P8">Ft2Inches: Ft2Inches.o $(MYLIBS)</text:p>
            <text:p text:style-name="P8"><text:tab/>$(CC) $@.o $(MYLIBS) -g -o $@ </text:p>
            <text:p text:style-name="P8"/>
            <text:p text:style-name="P8">.s.o: </text:p>
            <text:p text:style-name="P8"><text:tab/>$(CC) $(@:.o=.s) -g -c -o $@</text:p>
            <text:p text:style-name="P8"/>
            <text:p text:style-name="P8">clean:</text:p>
            <text:p><text:tab/>rm *.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Error in this program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<text:s/>This program prompts for the temperature in degrees F</text:p>
              </text:list-item>
              <text:list-item>
                <text:p><text:s/>The program then just fails. <text:s/>It doesn’t end.</text:p>
              </text:list-item>
              <text:list-item>
                <text:p><text:s/>It looks like it is going into an infinite loop. <text:s/>In fact, what it does is related to an infinite loop.</text:p>
              </text:list-item>
              <text:list-item>
                <text:p><text:s/>Let’s go into gdb, and see if we can understand what is happening.</text:p>
                <text:list>
                  <text:list-item>
                    <text:p><text:s/>To show this better, we will add a useless add instruction to the func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Program Stack</text:p>
          </draw:text-box>
        </draw:frame>
        <draw:frame presentation:style-name="pr7" draw:text-style-name="P10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/>To make this work, the lr must be stored somewhere when we enter the program.</text:p>
                <text:list>
                  <text:list-item>
                    <text:p><text:s/>If lr is not saved, the function is <text:span text:style-name="T10">non re-entrant</text:span></text:p>
                  </text:list-item>
                  <text:list-item>
                    <text:p><text:s/>Can store the lr in a .data area variable, but this only allows a single call to the function; the function is <text:span text:style-name="T10">re-entrant</text:span><text:span text:style-name="T11"> </text:span>(can call other functions), but not recursion.</text:p>
                  </text:list-item>
                  <text:list-item>
                    <text:p><text:s/>To make functions <text:span text:style-name="T10">recursive</text:span>, a stack must be us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What is a stack?</text:p>
          </draw:text-box>
        </draw:frame>
        <draw:frame presentation:style-name="pr5" draw:layer="layout" svg:width="25.492cm" svg:height="13.004cm" svg:x="0.999cm" svg:y="5.50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How a program stack works</text:p>
          </draw:text-box>
        </draw:frame>
        <draw:frame presentation:style-name="pr5" draw:layer="layout" svg:width="25.492cm" svg:height="13.004cm" svg:x="0.924cm" svg:y="5.08cm" presentation:class="outline" presentation:user-transformed="true">
          <draw:text-box>
            <text:list text:style-name="L3">
              <text:list-item>
                <text:p><text:s/>When you enter a method, you save space on the stack for any data that needs to be save (at least the lr is saved).</text:p>
              </text:list-item>
              <text:list-item>
                <text:p><text:s/>The data is saved on the stack.</text:p>
              </text:list-item>
              <text:list-item>
                <text:p><text:s/>The functional code is run</text:p>
              </text:list-item>
              <text:list-item>
                <text:p><text:s/>Any data needing to be restored is removed from the stack (at least the lr is restored).</text:p>
              </text:list-item>
              <text:list-item>
                <text:p><text:s/>The space on the stack is given back</text:p>
              </text:list-item>
              <text:list-item>
                <text:p><text:s/>The command “mov pc, lr” is executed to return to the calling routin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Corrected Code for Conversions.c</text:p>
          </draw:text-box>
        </draw:frame>
        <draw:frame draw:style-name="gr11" draw:text-style-name="P6" draw:layer="layout" svg:width="5.019cm" svg:height="13.067cm" svg:x="2.093cm" svg:y="5.334cm">
          <draw:text-box>
            <text:p>.text</text:p>
            <text:p>.global F2C </text:p>
            <text:p>.global Ft2Inches</text:p>
            <text:p/>
            <text:p># function F2C</text:p>
            <text:p>F2C:</text:p>
            <text:p><text:s text:c="4"/>mov r1, #-32</text:p>
            <text:p><text:s text:c="4"/>add r0, r0, r1</text:p>
            <text:p><text:s text:c="4"/>mov r1, #5 </text:p>
            <text:p><text:s text:c="4"/>mul r0, r0, r1</text:p>
            <text:p><text:s text:c="4"/>mov r1, #9</text:p>
            <text:p><text:s text:c="4"/>bl __aeabi_idiv</text:p>
            <text:p/>
            <text:p><text:s text:c="4"/>mov pc, lr</text:p>
            <text:p/>
            <text:p/>
          </draw:text-box>
        </draw:frame>
        <draw:frame draw:style-name="gr11" draw:text-style-name="P6" draw:layer="layout" svg:width="8.118cm" svg:height="13.868cm" svg:x="12.954cm" svg:y="4.166cm">
          <draw:text-box>
            <text:p text:style-name="P8"/>
            <text:p text:style-name="P8"># function Ft2Inches</text:p>
            <text:p text:style-name="P8">Ft2Inches:</text:p>
            <text:p text:style-name="P8"># Push stack</text:p>
            <text:p text:style-name="P8"><text:s text:c="4"/>sub sp, sp, #4</text:p>
            <text:p text:style-name="P8"><text:s text:c="4"/>str lr, [sp, #0]</text:p>
            <text:p text:style-name="P8"><text:tab/></text:p>
            <text:p text:style-name="P8"># Multiply by 12 to get inches</text:p>
            <text:p text:style-name="P8"><text:s text:c="4"/>mov r1, #12</text:p>
            <text:p text:style-name="P8"><text:s text:c="4"/>mul r0, r0, r1</text:p>
            <text:p text:style-name="P8"/>
            <text:p text:style-name="P8"># Pop stack</text:p>
            <text:p text:style-name="P8"><text:s text:c="4"/>ldr lr, [sp, #0]</text:p>
            <text:p text:style-name="P8"><text:s text:c="4"/>add sp, sp, #4</text:p>
            <text:p text:style-name="P8"><text:s text:c="4"/>mov pc, lr</text:p>
            <text:p text:style-name="P8"/>
            <text:p>.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>
        <text:list-style style:name="Alizarin-backgroundobjects">
          <text:list-level-style-bullet text:level="1" text:bullet-char="">
            <style:list-level-properties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">
            <style:list-level-properties text:space-before="0.8cm"/>
            <style:text-properties fo:font-family="OpenSymbol" style:font-style-name="Regular" style:font-charset="x-symbol" style:use-window-font-color="true" fo:font-size="7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fo:hyphenate="fals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">
            <style:list-level-properties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">
            <style:list-level-properties text:space-before="0.8cm"/>
            <style:text-properties fo:font-family="OpenSymbol" style:font-style-name="Regular" style:font-charset="x-symbol" style:use-window-font-color="true" fo:font-size="7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 fo:hyphenate="false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>
        <text:list-style style:name="Alizarin_5f_-backgroundobjects" style:display-name="Alizarin_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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fo:hyphenate="fals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bullet text:level="1" text:bullet-char="">
            <style:list-level-properties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">
            <style:list-level-properties text:space-before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">
            <style:list-level-properties text:space-before="1.6cm"/>
            <style:text-properties fo:font-family="OpenSymbol" style:font-style-name="Regular" style:font-charset="x-symbol" style:use-window-font-color="true" fo:font-size="45%"/>
          </text:list-level-style-bullet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 fo:hyphenate="false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1cm" fo:min-width="26.491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2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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">
        <style:list-level-properties text:space-before="0.8cm"/>
        <style:text-properties fo:font-family="OpenSymbol" style:font-style-name="Regular" style:font-charset="x-symbol" style:use-window-font-color="true" fo:font-size="7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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5" draw:text-style-name="MP10" draw:layer="backgroundobjects" svg:width="6.498cm" svg:height="1.449cm" svg:x="20.993cm" svg:y="19.005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499cm" svg:y="19.00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6.991cm" svg:height="3.501cm" svg:x="0cm" svg:y="8.75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992cm" svg:height="2.501cm" svg:x="0.999cm" svg:y="9.252cm" presentation:class="title" presentation:placeholder="true">
        <draw:text-box/>
      </draw:frame>
      <draw:frame presentation:style-name="Alizarin0-outline1" draw:layer="backgroundobjects" svg:width="25.492cm" svg:height="7.002cm" svg:x="1.499cm" svg:y="13.003cm" presentation:class="outline" presentation:placeholder="true">
        <draw:text-box/>
      </draw:frame>
      <draw:frame presentation:style-name="Mpr10" draw:text-style-name="MP19" draw:layer="backgroundobjects" svg:width="6.498cm" svg:height="1.5cm" svg:x="20.993cm" svg:y="19.005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499cm" svg:y="19.005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5.992cm" svg:height="2.501cm" svg:x="0.999cm" svg:y="1cm" presentation:class="title" presentation:placeholder="true">
        <draw:text-box/>
      </draw:frame>
      <draw:frame presentation:style-name="Alizarin_5f_-outline1" draw:layer="backgroundobjects" svg:width="25.492cm" svg:height="13.004cm" svg:x="0.999cm" svg:y="5.501cm" presentation:class="outline" presentation:placeholder="true">
        <draw:text-box/>
      </draw:frame>
      <draw:frame presentation:style-name="Mpr19" draw:text-style-name="MP10" draw:layer="backgroundobjects" svg:width="6.498cm" svg:height="1.449cm" svg:x="20.993cm" svg:y="19.005cm" presentation:class="date-time">
        <draw:text-box>
          <text:p text:style-name="MP9"><presentation:date-time/></text:p>
        </draw:text-box>
      </draw:frame>
      <draw:frame presentation:style-name="Mpr20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21" draw:text-style-name="MP13" draw:layer="backgroundobjects" svg:width="1.5cm" svg:height="1.5cm" svg:x="0.499cm" svg:y="19.00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2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2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2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7T10:39:25.735000000</meta:creation-date>
    <meta:editing-duration>PT22H28M10S</meta:editing-duration>
    <meta:editing-cycles>51</meta:editing-cycles>
    <meta:generator>LibreOffice/6.3.5.2$Windows_X86_64 LibreOffice_project/dd0751754f11728f69b42ee2af66670068624673</meta:generator>
    <dc:title>Alizarin</dc:title>
    <dc:date>2020-08-23T17:20:05.929000000</dc:date>
    <meta:document-statistic meta:object-count="143"/>
  </office:meta>
</office:document-meta>
</file>